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949cm" table:align="left"/>
    </style:style>
    <style:style style:name="Tabela1.A" style:family="table-column">
      <style:table-column-properties style:column-width="2.023cm"/>
    </style:style>
    <style:style style:name="Tabela1.B" style:family="table-column">
      <style:table-column-properties style:column-width="6.313cm"/>
    </style:style>
    <style:style style:name="Tabela1.C" style:family="table-column">
      <style:table-column-properties style:column-width="8.613cm"/>
    </style:style>
    <style:style style:name="Tabela1.A1" style:family="table-cell">
      <style:table-cell-properties style:vertical-align="middle" fo:padding="0.049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██ = desenvolvimento ativo</text:p>
      <text:p text:style-name="Standard">░░ = planejamento/testes/refinamento</text:p>
      <text:p text:style-name="Standard">⬛ = marco de entrega</text:p>
      <text:p text:style-name="Standard">Mês: <text:s text:c="3"/><text:tab/>1 2 3 | 4 5 6 | 7 8 9 | 10 11 12 | 13 14 15 | 16 17 18 | 19 20 21 | 22 23 24</text:p>
      <text:p text:style-name="Standard">Trimestre: <text:s/><text:tab/>Q1 <text:s text:c="3"/>| <text:s text:c="2"/>Q2 <text:s/>| <text:s text:c="2"/>Q3 <text:s/>| <text:s text:c="4"/>Q4 <text:s text:c="5"/>| <text:s text:c="5"/>Q5 <text:s text:c="4"/>| <text:s text:c="5"/>Q6 <text:s text:c="5"/>| <text:s text:c="5"/>Q7 <text:s text:c="4"/>| <text:s text:c="4"/>Q8</text:p>
      <text:p text:style-name="Standard"/>
      <text:p text:style-name="Standard">Frontend (EAD gratuito - GitHub Pages)</text:p>
      <text:p text:style-name="Standard">HTML5 curso completo <text:tab/><text:tab/>████████⬛</text:p>
      <text:p text:style-name="Standard">Gerador de JSON (aulas)<text:tab/><text:tab/>██████░░</text:p>
      <text:p text:style-name="Standard">Playground integrado<text:tab/><text:tab/><text:tab/>████████⬛</text:p>
      <text:p text:style-name="Standard">Layout responsivo e SEO básico<text:tab/>███░░░░░░</text:p>
      <text:p text:style-name="Standard"/>
      <text:p text:style-name="Standard">Backend (Laravel)</text:p>
      <text:p text:style-name="Standard">Migration + autenticação<text:tab/><text:tab/>████████⬛</text:p>
      <text:p text:style-name="Standard">Deploy remoto (VPS/Render)<text:tab/>██████⬛</text:p>
      <text:p text:style-name="Standard">CRUD básico de cursos/usuários<text:tab/>█████░░░░</text:p>
      <text:p text:style-name="Standard">API inicial (login/progresso)<text:tab/><text:tab/>████░░░░░░</text:p>
      <text:p text:style-name="Standard"/>
      <text:p text:style-name="Standard">Integração mínima</text:p>
      <text:p text:style-name="Standard">Token JWT + consumo de API<text:tab/>████⬛</text:p>
      <text:p text:style-name="Standard">Deploy unificado<text:tab/><text:tab/><text:tab/>███⬛</text:p>
      <text:p text:style-name="Standard"/>
      <text:p text:style-name="Standard">Frontend gratuito (GitHub Pages → Firebase)</text:p>
      <text:p text:style-name="Standard">Integração Firebase Auth<text:tab/><text:tab/>░░██████⬛</text:p>
      <text:p text:style-name="Standard">Firestore (dados + progresso)<text:tab/><text:tab/>░░██████⬛</text:p>
      <text:p text:style-name="Standard">Anúncios (AdSense)<text:tab/><text:tab/><text:tab/>░░███⬛</text:p>
      <text:p text:style-name="Standard">Mais cursos (CSS, JS)<text:tab/><text:tab/>░░████████⬛</text:p>
      <text:p text:style-name="Standard">Gerador JSON avançado<text:tab/><text:tab/>░░█████⬛</text:p>
      <text:p text:style-name="Standard"/>
      <text:p text:style-name="Standard">Backend Laravel (versão paga)</text:p>
      <text:p text:style-name="Standard">Painel admin<text:tab/><text:tab/><text:tab/><text:tab/>░░██████⬛</text:p>
      <text:p text:style-name="Standard">Pagamentos (Stripe/PagSeguro)<text:tab/>░░██████⬛</text:p>
      <text:p text:style-name="Standard">Área do aluno / certificados<text:tab/><text:tab/>░░██████⬛</text:p>
      <text:p text:style-name="Standard">API pública v1<text:tab/><text:tab/><text:tab/>░░█████⬛</text:p>
      <text:p text:style-name="Standard">Cache / Cloudflare / otimização<text:tab/>░░███⬛</text:p>
      <text:p text:style-name="Standard"/>
      <text:p text:style-name="Standard">Integração Firebase ↔ Laravel</text:p>
      <text:p text:style-name="Standard">Login unificado<text:tab/><text:tab/><text:tab/>░░████⬛</text:p>
      <text:p text:style-name="Standard">Upgrade gratuito→premium<text:tab/><text:tab/>░░███⬛</text:p>
      <text:p text:style-name="Standard">Monitoramento e logs<text:tab/><text:tab/><text:tab/>░░██⬛</text:p>
      <text:p text:style-name="Standard">Backups automatizados<text:tab/><text:tab/>░░██⬛</text:p>
      <text:p text:style-name="Standard"/>
      <text:p text:style-name="Standard">Infraestrutura</text:p>
      <text:p text:style-name="Standard">VPS dedicada / containers<text:tab/><text:tab/>░░██████⬛</text:p>
      <text:p text:style-name="Standard">CI/CD completo<text:tab/><text:tab/><text:tab/>░░███⬛</text:p>
      <text:p text:style-name="Standard">Kubernetes / orquestração leve<text:tab/>░░███⬛</text:p>
      <text:p text:style-name="Standard">CDN global / Cloudflare<text:tab/><text:tab/>░░███⬛</text:p>
      <text:p text:style-name="Standard">Banco replicado / otimizado<text:tab/><text:tab/>░░███⬛</text:p>
      <text:p text:style-name="Standard"/>
      <text:p text:style-name="Standard">Produto</text:p>
      <text:p text:style-name="Standard">Gamificação / badges<text:tab/><text:tab/><text:tab/>░░████⬛</text:p>
      <text:p text:style-name="Standard">Marketplace de instrutores<text:tab/><text:tab/>░░███⬛</text:p>
      <text:p text:style-name="Standard"><text:soft-page-break/>API pública v2 (parceiros)<text:tab/><text:tab/>░░███⬛</text:p>
      <text:p text:style-name="Standard">App mobile (React Native)<text:tab/><text:tab/>░░██████⬛</text:p>
      <text:p text:style-name="Standard"/>
      <text:p text:style-name="Standard">Operação</text:p>
      <text:p text:style-name="Standard">Painel de suporte e tickets<text:tab/><text:tab/>░░███⬛</text:p>
      <text:p text:style-name="Standard">Automação (certificados, e-mails)<text:tab/>░░███⬛</text:p>
      <text:p text:style-name="Standard">Equipe ampliada / documentação<text:tab/>░░███⬛</text:p>
      <text:p text:style-name="Standard"/>
      <text:p text:style-name="Standard">Curto prazo (0–3m)<text:tab/><text:tab/>█████████████⬛ <text:s text:c="2"/>MVP completo</text:p>
      <text:p text:style-name="Standard">Médio prazo (3–12m)<text:tab/><text:tab/>░░████████████████████████⬛ <text:s text:c="2"/>Expansão + moneti</text:p>
      <text:p text:style-name="Standard">Longo prazo (12–24m)<text:tab/>░░░░████████████████████⬛ <text:s text:c="2"/>Escala e consolidação</text:p>
      <text:p text:style-name="Standard"/>
      <text:h text:style-name="Heading_20_2" text:outline-level="2"><text:span text:style-name="Strong_20_Emphasis">Síntese estratégica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Horizonte</text:p>
            </table:table-cell>
            <table:table-cell table:style-name="Tabela1.A1" office:value-type="string">
              <text:p text:style-name="Table_20_Heading">Meta principal</text:p>
            </table:table-cell>
            <table:table-cell table:style-name="Tabela1.A1" office:value-type="string">
              <text:p text:style-name="Table_20_Heading">Marco final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3 meses</text:span></text:p>
          </table:table-cell>
          <table:table-cell table:style-name="Tabela1.A1" office:value-type="string">
            <text:p text:style-name="Table_20_Contents">MVP funcional (curso + backend)</text:p>
          </table:table-cell>
          <table:table-cell table:style-name="Tabela1.A1" office:value-type="string">
            <text:p text:style-name="Table_20_Contents">Curso HTML5 online + login unificad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12 meses</text:span></text:p>
          </table:table-cell>
          <table:table-cell table:style-name="Tabela1.A1" office:value-type="string">
            <text:p text:style-name="Table_20_Contents">Escalar, monetizar, estabilizar</text:p>
          </table:table-cell>
          <table:table-cell table:style-name="Tabela1.A1" office:value-type="string">
            <text:p text:style-name="Table_20_Contents">Plataforma gratuita e paga operando em conjunt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24 meses</text:span></text:p>
          </table:table-cell>
          <table:table-cell table:style-name="Tabela1.A1" office:value-type="string">
            <text:p text:style-name="Table_20_Contents">Orquestração e produto consolidado</text:p>
          </table:table-cell>
          <table:table-cell table:style-name="Tabela1.A1" office:value-type="string">
            <text:p text:style-name="Table_20_Contents">App mobile + infra escalável + receita validada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3:36:35.301768853</meta:creation-date>
    <dc:date>2025-10-08T12:31:20.585472892</dc:date>
    <meta:editing-duration>P2DT3H45M42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2" meta:paragraph-count="66" meta:word-count="313" meta:character-count="2154" meta:non-whitespace-character-count="1808"/>
  </office:meta>
</office:document-meta>
</file>